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baseline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>Je suis un test de templating en odt.</text:p>
      <text:p text:style-name="Standard">Je m'appelle : <text:a xlink:type="simple" xlink:href="relatorio://first_name"><text:span text:style-name="T2">first_name</text:span></text:a><text:span text:style-name="T2"> ${last_name}</text:span><text:span text:style-name="T1">. J'habite à $ville</text:span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Standard"><text:a xlink:type="simple" xlink:href="relatorio://for%20each=%22f%20in%20friends%22">for each="f in friends"</text:a></text:p>
          </table:table-cell>
          <table:covered-table-cell/>
        </table:table-row>
        <table:table-row>
          <table:table-cell table:style-name="Table1.A3" office:value-type="string">
            <text:p text:style-name="Table_20_Contents">$f.first_name</text:p>
          </table:table-cell>
          <table:table-cell table:style-name="Table1.A2" office:value-type="string">
            <text:p text:style-name="Table_20_Contents"><text:placeholder text:placeholder-type="text">&lt;f.last_name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a xlink:type="simple" xlink:href="relatorio:///for">/for</text:a></text:p>
          </table:table-cell>
          <table:covered-table-cell/>
        </table:table-row>
      </table:table>
      <text:p text:style-name="P1"/>
      <text:p text:style-name="P1">J'ai aussi des hobbies:</text:p>
      <text:list text:style-name="L1">
        <text:list-item>
          <text:p text:style-name="P3"><text:a xlink:type="simple" xlink:href="relatorio://for%20each=%22h%20in%20hobbies%22">for each="h in hobbies"</text:a></text:p>
        </text:list-item>
        <text:list-item>
          <text:p text:style-name="P3">$h</text:p>
        </text:list-item>
        <text:list-item>
          <text:p text:style-name="P3"><text:a xlink:type="simple" xlink:href="relatorio:///for">/for</text:a></text:p>
        </text:list-item>
      </text:list>
      <text:p text:style-name="P1"/>
      <text:p text:style-name="P1">Et j'ai même des animaux :</text:p>
      <text:list text:style-name="L2">
        <text:list-item>
          <text:p text:style-name="P4"><text:a xlink:type="simple" xlink:href="relatorio://for%20each=%22animal%20in%20animals%22">for each="animal in animals"</text:a></text:p>
        </text:list-item>
        <text:list-item>
          <text:p text:style-name="P4">$animal</text:p>
        </text:list-item>
        <text:list-item>
          <text:p text:style-name="P4"><text:a xlink:type="simple" xlink:href="relatorio:///for">/for</text:a></text:p>
        </text:list-item>
      </text:list>
      <text:p text:style-name="P1"/>
      <text:p text:style-name="P1">On peut aussi afficher des images:</text:p>
      <text:p text:style-name="P1"/>
      <text:p text:style-name="P1"><draw:frame draw:style-name="fr1" draw:name="image: (oeuf, 'image/png')" text:anchor-type="paragraph" svg:width="2cm" draw:z-index="1">
     <draw:text-box fo:min-height="0.499cm">
      <text:p text:style-name="P2"/>
     </draw:text-box>
    </draw:frame></text:p>
      <text:p text:style-name="P1"/>
      <text:p text:style-name="P1"/>
      <text:p text:style-name="P1">Et aussi dans des boucles:</text:p>
      <text:list text:style-name="L3">
        <text:list-item>
          <text:p text:style-name="P5"><text:a xlink:type="simple" xlink:href="relatorio://for%20each=%22img%20in%20images%22">for each="img in images"</text:a></text:p>
        </text:list-item>
        <text:list-item>
          <text:p text:style-name="P5"><draw:frame draw:style-name="fr2" draw:name="image: img" text:anchor-type="as-char" svg:width="1.732cm" svg:height="1.513cm" draw:z-index="0">
       <draw:text-box>
        <text:p text:style-name="P2"/>
       </draw:text-box>
      </draw:frame></text:p>
        </text:list-item>
        <text:list-item>
          <text:p text:style-name="P5"><text:a xlink:type="simple" xlink:href="relatorio:///for">/for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954439.179cm" style:type="right"/>
          <style:tab-stop style:position="477217.588cm" style:type="center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pm1">
      <style:footer>
        <text:p text:style-name="Footer"><text:a xlink:type="simple" xlink:href="relatorio://footer">footer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7-10-29T16:21:35</meta:creation-date>
    <dc:creator>Nicolas Evrard</dc:creator>
    <dc:date>2008-08-08T17:54:03</dc:date>
    <dc:language>en-US</dc:language>
    <meta:editing-cycles>42</meta:editing-cycles>
    <meta:editing-duration>PT20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72" meta:character-count="384"/>
  </office:meta>
</office:document-meta>
</file>